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29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68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table:number-columns-spanned="12" table:number-rows-spanned="2">
            <text:p>Partie Pré requis</text:p>
          </table:table-cell>
          <table:covered-table-cell table:number-columns-repeated="11"/>
        </table:table-row>
        <table:table-row table:style-name="ro1">
          <table:covered-table-cell table:number-columns-repeated="1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 table:number-columns-spanned="2" table:number-rows-spanned="1">
            <text:p>Barre de fer :</text:p>
          </table:table-cell>
          <table:covered-table-cell table:style-name="ce2"/>
          <table:table-cell table:style-name="ce2" office:value-type="string" table:number-columns-spanned="2" table:number-rows-spanned="1">
            <text:p>B: Mine de fer (1)</text:p>
          </table:table-cell>
          <table:covered-table-cell table:style-name="ce2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table:number-columns-spanned="2" table:number-rows-spanned="1">
            <text:p>Barre d'acier :</text:p>
          </table:table-cell>
          <table:covered-table-cell table:style-name="ce2"/>
          <table:table-cell table:style-name="ce2" office:value-type="string" table:number-columns-spanned="2" table:number-rows-spanned="1">
            <text:p>B: Mine de fer (5)</text:p>
          </table:table-cell>
          <table:covered-table-cell table:style-name="ce2"/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table:number-columns-spanned="2" table:number-rows-spanned="1">
            <text:p>T: Apprentissage alliage des matériaux (3)</text:p>
          </table:table-cell>
          <table:covered-table-cell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table:number-columns-spanned="2" table:number-rows-spanned="1">
            <text:p>Données de recherche :</text:p>
          </table:table-cell>
          <table:covered-table-cell/>
          <table:table-cell table:style-name="ce2" office:value-type="string" table:number-columns-spanned="2" table:number-rows-spanned="1">
            <text:p>B: Laboratoire de recherche (1)</text:p>
          </table:table-cell>
          <table:covered-table-cell/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table:number-columns-spanned="2" table:number-rows-spanned="1">
            <text:p>B: Mine d'or (1)</text:p>
          </table:table-cell>
          <table:covered-table-cell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table:number-columns-spanned="2" table:number-rows-spanned="1">
            <text:p>Pièces d'or :</text:p>
          </table:table-cell>
          <table:covered-table-cell table:style-name="ce2"/>
          <table:table-cell table:style-name="ce2" office:value-type="string" table:number-columns-spanned="2" table:number-rows-spanned="1">
            <text:p>T: Connaissance des matériaux (3)</text:p>
          </table:table-cell>
          <table:covered-table-cell table:style-name="ce2"/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table:number-columns-spanned="2" table:number-rows-spanned="1">
            <text:p>B: Bâtiment administratif (5)</text:p>
          </table:table-cell>
          <table:covered-table-cell table:style-name="ce2"/>
          <table:table-cell table:number-columns-repeated="8"/>
        </table:table-row>
        <table:table-row table:style-name="ro1">
          <table:table-cell table:style-name="ce3"/>
          <table:table-cell/>
          <table:table-cell table:style-name="ce2" office:value-type="string" table:number-columns-spanned="2" table:number-rows-spanned="1">
            <text:p>B: Mine d'or (1)</text:p>
          </table:table-cell>
          <table:covered-table-cell table:style-name="ce2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string" table:number-columns-spanned="12" table:number-rows-spanned="2">
            <text:p>Partie temps construction + nombre ressource et/ou craft</text:p>
          </table:table-cell>
          <table:covered-table-cell table:number-columns-repeated="11"/>
        </table:table-row>
        <table:table-row table:style-name="ro1">
          <table:covered-table-cell table:number-columns-repeated="1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 table:style-name="ce2" office:value-type="string">
            <text:p>Nombre ressourc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Barre de fer :</text:p>
          </table:table-cell>
          <table:table-cell table:style-name="ce2" office:value-type="string">
            <text:p>5s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Fer (1)</text:p>
          </table:table-cell>
          <table:table-cell table:number-columns-repeated="8"/>
        </table:table-row>
        <table:table-row table:style-name="ro1">
          <table:table-cell/>
          <table:table-cell table:style-name="ce3" table:number-columns-repeated="3"/>
          <table:table-cell table:number-columns-repeated="8"/>
        </table:table-row>
        <table:table-row table:style-name="ro1">
          <table:table-cell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 table:style-name="ce2" office:value-type="string">
            <text:p>Nombre ressourc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Barre d'acier :</text:p>
          </table:table-cell>
          <table:table-cell table:style-name="ce2" office:value-type="string">
            <text:p>10s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Fer (4)</text:p>
          </table:table-cell>
          <table:table-cell table:number-columns-repeated="8"/>
        </table:table-row>
        <table:table-row table:style-name="ro1">
          <table:table-cell/>
          <table:table-cell table:style-name="ce3" table:number-columns-repeated="2"/>
          <table:table-cell table:style-name="ce2" office:value-type="string">
            <text:p>Barre de fer (1)</text:p>
          </table:table-cell>
          <table:table-cell table:number-columns-repeated="8"/>
        </table:table-row>
        <table:table-row table:style-name="ro1" table:number-rows-repeated="4">
          <table:table-cell/>
          <table:table-cell table:style-name="ce3" table:number-columns-repeated="3"/>
          <table:table-cell table:number-columns-repeated="8"/>
        </table:table-row>
        <table:table-row table:style-name="ro1">
          <table:table-cell/>
          <table:table-cell table:style-name="ce3" table:number-columns-repeated="3"/>
          <table:table-cell table:number-columns-repeated="8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1">11/09/2020</text:date>, <text:time>11:3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11:23:48.59</meta:creation-date>
    <dc:date>2020-09-11T11:38:33.59</dc:date>
    <meta:editing-duration>PT14M45S</meta:editing-duration>
    <meta:editing-cycles>1</meta:editing-cycles>
    <meta:document-statistic meta:table-count="3" meta:cell-count="29" meta:object-count="0"/>
    <meta:generator>OpenOffice/4.1.6$Win32 OpenOffice.org_project/416m1$Build-9790</meta:generator>
  </office:meta>
</office:document-meta>
</file>